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eterEventAspect.process( EventAspectContext context , PortalService servi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ParameterEventAspect.process( EventAspectContext context , PortalService service , Request request , String paramete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